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2pt" style:font-size-asian="12pt" style:font-size-complex="12pt"/>
    </style:style>
    <style:style style:name="P2" style:family="paragraph" style:parent-style-name="Text_20_body">
      <style:text-properties style:font-name="DejaVu Sans Mono" fo:font-size="12pt" officeooo:paragraph-rsid="000f9707" style:font-size-asian="12pt" style:font-size-complex="12pt"/>
    </style:style>
    <style:style style:name="P3" style:family="paragraph" style:parent-style-name="Text_20_body">
      <style:text-properties style:font-name="DejaVu Sans Mono" fo:font-size="12pt" fo:font-weight="bold" officeooo:rsid="000f9707" officeooo:paragraph-rsid="000f9707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DejaVu Sans Mono" fo:font-size="12pt" fo:font-weight="bold" officeooo:paragraph-rsid="000f9707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DejaVu Sans Mono" fo:font-size="12pt" fo:font-weight="bold" officeooo:paragraph-rsid="000f9707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DejaVu Sans Mono" fo:font-size="12pt" style:font-size-asian="12pt" style:font-size-complex="12pt"/>
    </style:style>
    <style:style style:name="P7" style:family="paragraph" style:parent-style-name="Preformatted_20_Text">
      <style:text-properties style:font-name="DejaVu Sans Mono" fo:font-size="12pt" officeooo:paragraph-rsid="000f9707" style:font-size-asian="12pt" style:font-size-complex="12pt"/>
    </style:style>
    <style:style style:name="P8" style:family="paragraph" style:parent-style-name="Preformatted_20_Text">
      <style:text-properties style:font-name="DejaVu Sans Mono" fo:font-size="12pt" officeooo:paragraph-rsid="00113316" style:font-size-asian="12pt" style:font-size-complex="12pt"/>
    </style:style>
    <style:style style:name="P9" style:family="paragraph" style:parent-style-name="Preformatted_20_Text">
      <style:text-properties style:font-name="DejaVu Sans Mono" fo:font-size="12pt" officeooo:rsid="000f9707" officeooo:paragraph-rsid="000f9707" style:font-size-asian="12pt" style:font-size-complex="12pt"/>
    </style:style>
    <style:style style:name="P10" style:family="paragraph" style:parent-style-name="Preformatted_20_Text">
      <style:text-properties style:font-name="DejaVu Sans Mono" fo:font-size="12pt" officeooo:rsid="00149738" officeooo:paragraph-rsid="00149738" style:font-size-asian="12pt" style:font-size-complex="12pt"/>
    </style:style>
    <style:style style:name="P11" style:family="paragraph" style:parent-style-name="Preformatted_20_Text">
      <style:text-properties style:font-name="DejaVu Sans Mono" fo:font-size="18pt" fo:font-weight="bold" officeooo:rsid="00149738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text-properties style:font-name="DejaVu Sans Mono"/>
    </style:style>
    <style:style style:name="T1" style:family="text">
      <style:text-properties officeooo:rsid="000f9707"/>
    </style:style>
    <style:style style:name="T2" style:family="text">
      <style:text-properties fo:font-weight="bold" officeooo:rsid="000f9707" style:font-weight-asian="bold" style:font-weight-complex="bold"/>
    </style:style>
    <style:style style:name="T3" style:family="text">
      <style:text-properties officeooo:rsid="0013b355"/>
    </style:style>
    <style:style style:name="T4" style:family="text">
      <style:text-properties officeooo:rsid="001548eb"/>
    </style:style>
    <style:style style:name="T5" style:family="text">
      <style:text-properties style:font-name="DejaVu Sans Mono"/>
    </style:style>
    <style:style style:name="gr1" style:family="graphic">
      <style:graphic-properties draw:stroke="none" svg:stroke-color="#000000" draw:fill="none" draw:fill-color="#ffffff" fo:min-height="4.9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ust in the wind</text:p>
      <text:p text:style-name="P10">1977 Kansas. Gitarrist und <text:span text:style-name="T4">S</text:span>chreiber Kerry Livgren stimmte dagegen, den Song aufzunehmen, wurde aber von seiner Band überstimmt. </text:p>
      <text:p text:style-name="P10"/>
      <text:p text:style-name="P6">Intro<text:tab/><text:tab/><text:tab/><text:tab/><text:tab/><text:tab/><text:tab/><text:tab/><text:tab/><text:tab/><text:tab/><text:tab/><text:span text:style-name="T4">94</text:span></text:p>
      <text:p text:style-name="P6"/>
      <text:p text:style-name="P6">| <text:s/>C <text:s text:c="4"/>C<text:span text:style-name="T1">maj7</text:span> | <text:s/>Cadd9 C <text:s text:c="4"/>| <text:s/>Asus2 Asus4 | <text:s/>Am <text:s text:c="3"/>Asus2 |</text:p>
      <text:p text:style-name="P6"/>
      <text:p text:style-name="P6">| <text:s/>Cadd9 C <text:s text:c="4"/>| <text:s/>Cmaj7 Cadd9 | <text:s/>Am <text:s text:c="3"/>Asus2 | <text:s/>Asus4 Am G/B||</text:p>
      <text:p text:style-name="P6"><draw:frame text:anchor-type="paragraph" draw:z-index="0" draw:style-name="gr1" draw:text-style-name="P12" svg:width="5.638cm" svg:height="4.904cm" svg:x="12.358cm" svg:y="0.36cm"><draw:text-box><text:p><text:span text:style-name="T5">Picking pattern</text:span></text:p><text:p><text:span text:style-name="T5"/></text:p><text:p><text:span text:style-name="T5">E:-----------------|</text:span></text:p><text:p><text:span text:style-name="T5">B:-1---------1-----|</text:span></text:p><text:p><text:span text:style-name="T5">G:-------0-------0-|</text:span></text:p><text:p><text:span text:style-name="T5">D:-----2-------2---|</text:span></text:p><text:p><text:span text:style-name="T5">A:-3-------3-------|</text:span></text:p><text:p><text:span text:style-name="T5">E:-----------------|</text:span></text:p></draw:text-box></draw:frame></text:p>
      <text:p text:style-name="P6"/>
      <text:p text:style-name="P6"/>
      <text:p text:style-name="P6"><text:s text:c="5"/>C <text:s text:c="2"/>G/<text:span text:style-name="T1">B</text:span> Am <text:s text:c="2"/></text:p>
      <text:p text:style-name="P2">I close my eyes<text:line-break/>G <text:s text:c="9"/>Dm7 <text:s text:c="12"/>Am <text:s text:c="10"/>G/B<text:line-break/>Only for a moment and the moment's gone<text:line-break/>All my dreams<text:line-break/>Pass before my eyes with curiosity</text:p>
      <text:p text:style-name="P2"/>
      <text:p text:style-name="P5">D/F# <text:s/>G <text:s text:c="12"/>Am <text:s text:c="3"/>Am/G </text:p>
      <text:p text:style-name="P4"><text:s text:c="4"/>Dust in the wind<text:line-break/>D/F# <text:s text:c="10"/>G <text:s text:c="10"/>Am <text:s text:c="6"/>G/B|<text:line-break/>All <text:span text:style-name="T3">we</text:span> are is dust in the wind</text:p>
      <text:p text:style-name="P4"/>
      <text:p text:style-name="P1">Same old song<text:line-break/>Just a drop of water in an endless sea<text:line-break/>All we do<text:line-break/>Crumbles to the ground, though we refuse to see</text:p>
      <text:p text:style-name="P1"><text:tab/><text:span text:style-name="T2">Chorus</text:span></text:p>
      <text:p text:style-name="P1"/>
      <text:p text:style-name="P3">Bridge</text:p>
      <text:p text:style-name="P7">| <text:s/>Amadd2 <text:s text:c="5"/>| <text:s/>G/A <text:s text:c="8"/>| <text:s/>F/A <text:s text:c="3"/>| <text:s/>F6/A <text:s text:c="2"/>|<text:span text:style-name="T1">x3</text:span></text:p>
      <text:p text:style-name="P7"/>
      <text:p text:style-name="P8">| <text:s/>C <text:s text:c="4"/>Cmaj7 | <text:s/>Cadd9 C <text:s text:c="4"/>| <text:s/>Asus2 Asus4 | <text:s/>Am <text:s text:c="3"/>Asus2 |</text:p>
      <text:p text:style-name="P7"/>
      <text:p text:style-name="P7">| <text:s/>Cadd9 C <text:s text:c="4"/>| <text:s/>Cmaj7 Cadd9 | <text:s/>Am <text:s text:c="3"/>Asus2 | <text:s/>Asus4 Am G/B||</text:p>
      <text:p text:style-name="P7"/>
      <text:p text:style-name="P1">Now don't hang on<text:line-break/>Nothin' lasts forever but the earth and sky<text:line-break/>It slips away<text:line-break/>And all your money won't another minute buy</text:p>
      <text:p text:style-name="P1"><text:tab/><text:span text:style-name="T2">Chorus 2x</text:span></text:p>
      <text:p text:style-name="P6"/>
      <text:p text:style-name="P9">Outro C 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3-24T11:41:33</meta:creation-date>
    <dc:date>2017-12-07T18:27:03.308888652</dc:date>
    <dc:creator>benutzer </dc:creator>
    <meta:editing-duration>PT5H9M4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87" meta:character-count="1016" meta:non-whitespace-character-count="670"/>
  </office:meta>
</office:document-meta>
</file>